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71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19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b1f6f" fo:font-weight="bold" style:font-weight-asian="bold" style:font-weight-complex="bold"/>
    </style:style>
    <style:style style:name="T1" style:family="text">
      <style:text-properties fo:color="#009900" fo:font-weight="bold" style:font-weight-asian="bold" style:font-weight-complex="bold"/>
    </style:style>
    <style:style style:name="T2" style:family="text">
      <style:text-properties fo: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List of remaning work to be done on compu c website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Allocated person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pan text:style-name="T1">shop.html</text:span><text:span text:style-name="T2">:</text:span> working links to display only one type of product at a time (could re-use menubar CSS?)</text:p>
          </table:table-cell>
          <table:table-cell office:value-type="string" calcext:value-type="string">
            <text:p>Javascript/CS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index.html</text:span><text:span text:style-name="T2">:</text:span> could do with another segmentDiv or two of...something...idk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all pages</text:span><text:span text:style-name="T2">: </text:span>compu c picture header shows up as different sizes on some pages, investigate and fix that</text:p>
          </table:table-cell>
          <table:table-cell office:value-type="string" calcext:value-type="string">
            <text:p>HTML (?)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myDetails.html</text:span><text:span text:style-name="T2">:</text:span> finish off login/signup/edit det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all pages</text:span><text:span text:style-name="T2">:</text:span> tweak style until satisfactory (eg. h1/h2/… headings have too much top/bottom padding and too little left/right padding)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all pages</text:span><text:span text:style-name="T2">:</text:span> add login box to top right of all pages</text:p>
          </table:table-cell>
          <table:table-cell office:value-type="string" calcext:value-type="string">
            <text:p>Javascript/HTML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<text:span text:style-name="T1">cart.html</text:span><text:span text:style-name="T2">:</text:span> add ability to purchase the list of goods in the car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mmey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art.html</text:span><text:span text:style-name="T2">: </text:span>Display chosen product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Tomm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6:14:50.4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6:10:02.599000000</meta:creation-date>
    <dc:date>2017-04-29T20:31:13.507000000</dc:date>
    <meta:editing-duration>PT11H50M</meta:editing-duration>
    <meta:editing-cycles>8</meta:editing-cycles>
    <meta:generator>LibreOffice/5.2.6.2$Windows_X86_64 LibreOffice_project/a3100ed2409ebf1c212f5048fbe377c281438fdc</meta:generator>
    <meta:document-statistic meta:table-count="1" meta:cell-count="34" meta:object-count="0"/>
  </office:meta>
</office:document-meta>
</file>